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byssinica SIL" fo:font-size="18pt" fo:font-weight="bold" officeooo:rsid="000ace35" officeooo:paragraph-rsid="000ace35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byssinica SIL" fo:font-size="16pt" fo:font-weight="bold" officeooo:rsid="000bba11" officeooo:paragraph-rsid="000bba11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byssinica SIL" fo:font-size="20pt" fo:font-weight="bold" officeooo:rsid="000ace35" officeooo:paragraph-rsid="000ace35" style:font-size-asian="20pt" style:font-weight-asian="bold" style:font-size-complex="20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0ace35" officeooo:paragraph-rsid="000ace3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0ace35" officeooo:paragraph-rsid="0010b5b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bba11" officeooo:paragraph-rsid="000bba1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0bba11" officeooo:paragraph-rsid="000bba1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0d616d" officeooo:paragraph-rsid="000d616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34dab0d" officeooo:paragraph-rsid="0010b5b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rsid="034dab0d" officeooo:paragraph-rsid="0010b5be"/>
    </style:style>
    <style:style style:name="P11" style:family="paragraph" style:parent-style-name="Footnote">
      <style:paragraph-properties fo:margin-left="0cm" fo:margin-right="0cm" fo:text-indent="0cm" style:auto-text-indent="false"/>
      <style:text-properties officeooo:rsid="03354a89" officeooo:paragraph-rsid="00135ed3"/>
    </style:style>
    <style:style style:name="P12" style:family="paragraph" style:parent-style-name="Footnote">
      <style:text-properties officeooo:rsid="0010b5be" officeooo:paragraph-rsid="0010b5be"/>
    </style:style>
    <style:style style:name="P13" style:family="paragraph" style:parent-style-name="Footnote">
      <style:paragraph-properties fo:text-align="justify" style:justify-single-word="false"/>
      <style:text-properties officeooo:rsid="0353a87c" officeooo:paragraph-rsid="0353a87c"/>
    </style:style>
    <style:style style:name="P14" style:family="paragraph" style:parent-style-name="Footnote">
      <style:text-properties officeooo:rsid="034f920d" officeooo:paragraph-rsid="034f920d"/>
    </style:style>
    <style:style style:name="P15" style:family="paragraph" style:parent-style-name="Footnote">
      <style:text-properties officeooo:rsid="03530e90" officeooo:paragraph-rsid="03530e90"/>
    </style:style>
    <style:style style:name="P16" style:family="paragraph" style:parent-style-name="Footnote">
      <style:paragraph-properties fo:text-align="justify" style:justify-single-word="false"/>
      <style:text-properties officeooo:rsid="03464663" officeooo:paragraph-rsid="0011aee8"/>
    </style:style>
    <style:style style:name="P17" style:family="paragraph" style:parent-style-name="Footnote">
      <style:text-properties officeooo:rsid="0334641a" officeooo:paragraph-rsid="0334641a"/>
    </style:style>
    <style:style style:name="P18" style:family="paragraph" style:parent-style-name="Footnote">
      <style:text-properties officeooo:rsid="001708f3" officeooo:paragraph-rsid="001708f3"/>
    </style:style>
    <style:style style:name="P19" style:family="paragraph" style:parent-style-name="Footnote">
      <style:paragraph-properties fo:text-align="justify" style:justify-single-word="false"/>
      <style:text-properties officeooo:rsid="0018f0fa" officeooo:paragraph-rsid="0018f0fa"/>
    </style:style>
    <style:style style:name="P20" style:family="paragraph" style:parent-style-name="Standard" style:list-style-name="L1">
      <style:paragraph-properties fo:margin-left="0cm" fo:margin-right="0cm" fo:line-height="150%" fo:text-align="justify" style:justify-single-word="false" fo:text-indent="0cm" style:auto-text-indent="false"/>
      <style:text-properties officeooo:paragraph-rsid="0010b5be"/>
    </style:style>
    <style:style style:name="P21" style:family="paragraph" style:parent-style-name="Standard" style:list-style-name="L1">
      <style:paragraph-properties fo:margin-left="0cm" fo:margin-right="0cm" fo:line-height="150%" fo:text-align="justify" style:justify-single-word="false" fo:text-indent="0cm" style:auto-text-indent="false"/>
      <style:text-properties officeooo:rsid="034ca946" officeooo:paragraph-rsid="0010b5be"/>
    </style:style>
    <style:style style:name="P22" style:family="paragraph" style:parent-style-name="Standard" style:list-style-name="L1">
      <style:paragraph-properties fo:margin-left="0cm" fo:margin-right="0cm" fo:line-height="100%" fo:text-align="justify" style:justify-single-word="false" fo:text-indent="0cm" style:auto-text-indent="false"/>
      <style:text-properties officeooo:rsid="034ca946" officeooo:paragraph-rsid="0010b5be"/>
    </style:style>
    <style:style style:name="P23" style:family="paragraph" style:parent-style-name="Standard" style:list-style-name="L1">
      <style:paragraph-properties fo:margin-left="0cm" fo:margin-right="0cm" fo:line-height="150%" fo:text-align="justify" style:justify-single-word="false" fo:text-indent="0cm" style:auto-text-indent="false"/>
      <style:text-properties style:font-name="Liberation Serif" fo:font-size="12pt" fo:font-style="normal" fo:font-weight="normal" officeooo:rsid="034ca946" officeooo:paragraph-rsid="0010b5be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1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fo:font-style="normal" fo:font-weight="normal" officeooo:rsid="034dab0d" officeooo:paragraph-rsid="0010b5be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Liberation Serif" fo:font-size="12pt" fo:font-style="normal" fo:font-weight="normal" officeooo:rsid="034dab0d" officeooo:paragraph-rsid="0010b5be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bba11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0bba11"/>
    </style:style>
    <style:style style:name="T4" style:family="text">
      <style:text-properties style:font-name="Liberation Serif1" officeooo:rsid="00101480"/>
    </style:style>
    <style:style style:name="T5" style:family="text">
      <style:text-properties officeooo:rsid="00101480"/>
    </style:style>
    <style:style style:name="T6" style:family="text">
      <style:text-properties fo:font-style="italic" officeooo:rsid="00101480" style:font-style-asian="italic" style:font-style-complex="italic"/>
    </style:style>
    <style:style style:name="T7" style:family="text">
      <style:text-properties fo:font-style="normal" officeooo:rsid="00101480" style:font-style-asian="normal" style:font-style-complex="normal"/>
    </style:style>
    <style:style style:name="T8" style:family="text">
      <style:text-properties fo:font-style="normal" officeooo:rsid="0010b5be" style:font-style-asian="normal" style:font-style-complex="normal"/>
    </style:style>
    <style:style style:name="T9" style:family="text">
      <style:text-properties fo:font-style="normal" officeooo:rsid="034c6dd3" style:font-style-asian="normal" style:font-style-complex="normal"/>
    </style:style>
    <style:style style:name="T10" style:family="text">
      <style:text-properties fo:font-style="normal" officeooo:rsid="034dab0d" style:font-style-asian="normal" style:font-style-complex="normal"/>
    </style:style>
    <style:style style:name="T11" style:family="text">
      <style:text-properties fo:font-style="normal" officeooo:rsid="034f920d" style:font-style-asian="normal" style:font-style-complex="normal"/>
    </style:style>
    <style:style style:name="T12" style:family="text">
      <style:text-properties fo:font-style="normal" officeooo:rsid="03513213" style:font-style-asian="normal" style:font-style-complex="normal"/>
    </style:style>
    <style:style style:name="T13" style:family="text">
      <style:text-properties fo:font-style="normal" officeooo:rsid="03530e90" style:font-style-asian="normal" style:font-style-complex="normal"/>
    </style:style>
    <style:style style:name="T14" style:family="text">
      <style:text-properties fo:font-style="normal" officeooo:rsid="0353a87c" style:font-style-asian="normal" style:font-style-complex="normal"/>
    </style:style>
    <style:style style:name="T15" style:family="text">
      <style:text-properties fo:font-style="normal" officeooo:rsid="03553390" style:font-style-asian="normal" style:font-style-complex="normal"/>
    </style:style>
    <style:style style:name="T16" style:family="text">
      <style:text-properties fo:font-style="normal" officeooo:rsid="0355f3c8" style:font-style-asian="normal" style:font-style-complex="normal"/>
    </style:style>
    <style:style style:name="T17" style:family="text">
      <style:text-properties fo:font-style="normal" officeooo:rsid="035750c9" style:font-style-asian="normal" style:font-style-complex="normal"/>
    </style:style>
    <style:style style:name="T18" style:family="text">
      <style:text-properties fo:font-style="normal" officeooo:rsid="0357b115" style:font-style-asian="normal" style:font-style-complex="normal"/>
    </style:style>
    <style:style style:name="T19" style:family="text">
      <style:text-properties fo:font-style="normal" officeooo:rsid="0011aee8" style:font-style-asian="normal" style:font-style-complex="normal"/>
    </style:style>
    <style:style style:name="T20" style:family="text">
      <style:text-properties officeooo:rsid="0010b5be"/>
    </style:style>
    <style:style style:name="T21" style:family="text"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Liberation Serif" fo:font-size="12pt" fo:font-style="normal" fo:font-weight="normal" officeooo:rsid="034c6dd3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Liberation Serif" fo:font-size="12pt" fo:font-style="normal" fo:font-weight="normal" officeooo:rsid="034dab0d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Liberation Serif" fo:font-size="12pt" fo:font-style="normal" fo:font-weight="normal" officeooo:rsid="034f920d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Liberation Serif" fo:font-size="12pt" fo:font-style="normal" fo:font-weight="normal" officeooo:rsid="03513213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iberation Serif" fo:font-size="12pt" fo:font-style="normal" fo:font-weight="normal" officeooo:rsid="034ca946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iberation Serif" fo:font-size="12pt" fo:font-style="normal" fo:font-weight="normal" officeooo:rsid="0011aee8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officeooo:rsid="03553390"/>
    </style:style>
    <style:style style:name="T29" style:family="text">
      <style:text-properties officeooo:rsid="03513213"/>
    </style:style>
    <style:style style:name="T30" style:family="text">
      <style:text-properties officeooo:rsid="0334e6c9"/>
    </style:style>
    <style:style style:name="T31" style:family="text">
      <style:text-properties officeooo:rsid="00151f00"/>
    </style:style>
    <style:style style:name="T32" style:family="text">
      <style:text-properties officeooo:rsid="0018f0fa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èle sémantique – Expérience AGLAE</text:p>
      <text:p text:style-name="P1"/>
      <text:p text:style-name="P1"/>
      <text:p text:style-name="P2">GUIDE DE VISUALISATION</text:p>
      <text:p text:style-name="P2"/>
      <text:p text:style-name="P6"/>
      <text:p text:style-name="P7">Initialement, les différents triplets figurent dans de simples colonnes incluses dans un tableau Excel (Cf fichier Modèle_sémantique_AGLAE). Pour accéder à la visualisation en graphe, il est nécessaire de copier ce contenu et de le coller dans la fenêtre de l’application Simple Dynamic Modelling : <text:a xlink:type="simple" xlink:href="https://research.ng-london.org.uk/modelling/" text:style-name="Internet_20_link" text:visited-style-name="Visited_20_Internet_20_Link">https://research.ng-london.org.uk/modelling/</text:a></text:p>
      <text:p text:style-name="P8">Pour lancer la compilation, cliquez ensuite sur le bouton <text:span text:style-name="T2">"</text:span>Refresh Model<text:span text:style-name="T2">"</text:span>. Le graphe doit alors apparaître dans la fenêtre inférieure de l’application. Gratuite et en libre accès, cette dernière a été conçue par Joseph Padfield pour la National Gallery, et partagée dans le cadre de la collaboration DIGILAB avec <text:span text:style-name="T20">New </text:span>AGLAE. </text:p>
      <text:p text:style-name="P1"/>
      <text:p text:style-name="P1"/>
      <text:p text:style-name="P2">PRÉSENTATION</text:p>
      <text:p text:style-name="P4"/>
      <text:p text:style-name="P4"><text:tab/>Construit en graphe, ce modèle sémantique propose <text:span text:style-name="T1">une représentation des entités et de leurs relations pour une expérience AGLAE réalisée sur un matériau, que celui-ci prenne la forme d’un échantillon indépendant</text:span><text:span text:style-name="T1"><text:note text:id="ftn1" text:note-class="footnote"><text:note-citation>1</text:note-citation><text:note-body><text:p text:style-name="P12">Nous pouvons notamment citer l’exemple des recherches expérimentales menées sur les marqueurs géologiques inhérents aux sites de fouille archéologiques.</text:p></text:note-body></text:note></text:span><text:span text:style-name="T1"> ou que l’analyse soit pratiquée sur un objet patrimonial</text:span><text:span text:style-name="T1"><text:note text:id="ftn0" text:note-class="footnote"><text:note-citation>2</text:note-citation><text:note-body><text:p text:style-name="P18">Cette distinction est importante pour la relation à établir ou non avec une entité issue du patrimoine culturel.</text:p></text:note-body></text:note></text:span><text:span text:style-name="T1">. À l’instar du modèle conceptuel en table et au modèle relationnel, l’expérience (crm : E5 Event) constitue l’épicentre de la représentation. Notre modèle est le résultat hybride de plusieurs inspirations, indiquées en début de syntaxe des ressources et des prédicats : celle du Cidoc-crm</text:span><text:span text:style-name="T1"><text:note text:id="ftn2" text:note-class="footnote"><text:note-citation>3</text:note-citation><text:note-body><text:p text:style-name="P17">CIDOC-CRM, url : <text:a xlink:type="simple" xlink:href="http://www.cidoc-crm.org/" text:style-name="Internet_20_link" text:visited-style-name="Visited_20_Internet_20_Link">http://www.cidoc-crm.org/</text:a> <text:span text:style-name="T31">[Consulté</text:span> le 16 <text:span text:style-name="T30">mai </text:span>2021<text:span text:style-name="T31">]</text:span>. <text:span text:style-name="T30">La première version du CIDOC-Crm est achevée en 1999. En 2006, ce modèle a fait l’objet d’une publication ISO, en devenant une norme internationale : ISO 21127 : 2006. </text:span></text:p></text:note-body></text:note></text:span><text:span text:style-name="T3"> </text:span><text:span text:style-name="T4">(</text:span><text:span text:style-name="T1">crm)</text:span><text:span text:style-name="T4"> </text:span><text:span text:style-name="T5">; celle du Cidoc-crm Sci</text:span><text:span text:style-name="T5"><text:note text:id="ftn3" text:note-class="footnote"><text:note-citation>4</text:note-citation><text:note-body><text:p text:style-name="P11"><text:s text:c="4"/>Url : <text:a xlink:type="simple" xlink:href="http://www.cidoc-crm.org/crmsci/home-1" text:style-name="Internet_20_link" text:visited-style-name="Visited_20_Internet_20_Link">http://www.cidoc-crm.org/crmsci/home-1</text:a> <text:span text:style-name="T32">[Consulté le 07 juillet 2021].</text:span></text:p></text:note-body></text:note></text:span><text:span text:style-name="T5"> (sci) ; celle de l’ontologie appliquée à la biochimie (BCO). </text:span><text:span text:style-name="T4">"</text:span><text:span text:style-name="T5">DIG</text:span><text:span text:style-name="T4">"</text:span><text:span text:style-name="T5"> fait quant à lui référence au Cidoc-crm </text:span><text:span text:style-name="T7">Digital</text:span><text:span text:style-name="T6"> </text:span><text:span text:style-name="T7">et vient s’associer aux ressources qui dépendent de ce champ sémantique</text:span><text:span text:style-name="T7"><text:note text:id="ftn8" text:note-class="footnote"><text:note-citation>5</text:note-citation><text:note-body><text:p text:style-name="P19">Cidoc-crm Digital est une ontologie pour l’encodage des métadonnées relatives aux étapes et aux méthodes de production des produits de numérisation et des représentations numériques créées à l’aide de différentes technologies. Url : <text:a xlink:type="simple" xlink:href="http://www.cidoc-crm.org/crmdig/home-2" text:style-name="Internet_20_link" text:visited-style-name="Visited_20_Internet_20_Link">http://www.cidoc-crm.org/crmdig/home-2</text:a> [Consulté le 12 juillet 2021].</text:p></text:note-body></text:note></text:span><text:span text:style-name="T7">.</text:span></text:p>
      <text:p text:style-name="P5"><text:soft-page-break/><text:span text:style-name="T7"><text:tab/></text:span><text:span text:style-name="T8">Il ne s’agit pas d’un exercice de conceptualisation désincarné mais d’un effort de conceptualisation en vue d’une future implémentation visant à répondre à des besoins déterminés. </text:span><text:span text:style-name="T9">Il s’agit pour AGLAE  de pouvoir partager ses jeux de données expérimentaux tout en les reliant </text:span><text:span text:style-name="T10">prioritairement</text:span><text:span text:style-name="T9">:</text:span></text:p>
      <text:list xml:id="list181289046" text:style-name="L1">
        <text:list-item>
          <text:p text:style-name="P20"><text:span text:style-name="T26">À </text:span><text:span text:style-name="T22">des ressources internes relatives aux objets patrimoniaux analysés et aux résultats des autres techniques d’analyse du C2RMF, actuellement répartis entre la base EROS et les différents silos du laboratoires.</text:span></text:p>
        </text:list-item>
        <text:list-item>
          <text:p text:style-name="P21"><text:span text:style-name="T22">À </text:span><text:span text:style-name="T21">des ressources mutualisées dans le cadre d’ESPADON, de DIGILAB et plus largement d’E-RIHS.</text:span></text:p>
        </text:list-item>
        <text:list-item>
          <text:p text:style-name="P23">À des bases de données dédiées au patrimoine culturel telles que Joconde.</text:p>
        </text:list-item>
        <text:list-item>
          <text:p text:style-name="P22"><text:span text:style-name="T21">À </text:span><text:span text:style-name="T23">des bases de données-métiers consacrées à l’analyse par faisceau d’ions et aux grands instruments de physique des particules.</text:span></text:p>
          <text:p text:style-name="P24"/>
        </text:list-item>
        <text:list-item>
          <text:p text:style-name="P24">Aux ressources et outils des technologies IIIF.</text:p>
        </text:list-item>
      </text:list>
      <text:p text:style-name="P25"/>
      <text:p text:style-name="P10"><text:span text:style-name="T21">Cette feuille de route nous a incité à raffiner notre modélisation selon une triple approche, relativement similaire à celle de la N</text:span><text:span text:style-name="T27">ational Gallery</text:span><text:span text:style-name="T27"><text:note text:id="ftn4" text:note-class="footnote"><text:note-citation>6</text:note-citation><text:note-body><text:p text:style-name="P16">Présentation des exemples inspirés de CIDOC-Crm, CIDOC-Crm Sci et de CIDOC-Dig pour la modélisation conceptuelle des ressources inhérentes aux recherches menées sur l’œuvre de Raphaël [Site web de la National Gallery :<text:a xlink:type="simple" xlink:href="https://jpadfield.github.io/sshoc-ng/Raphael%20Examples.html" text:style-name="Internet_20_link" text:visited-style-name="Visited_20_Internet_20_Link">https://jpadfield.github.io/sshoc-ng/Raphael%20Examples.html</text:a>. Consulté le 15 juin 2021.] </text:p></text:note-body></text:note></text:span><text:span text:style-name="T21"> : la représentation contextualisée de l’</text:span><text:span text:style-name="T24">objet patrimonial à l’aide des ressources du CIDOC-Crm ; celle des procédures expérimentales appliquées à cet objet à partir de certains éléments du CIDOC-Crm Sci mais également de l’ontologie appliquée à </text:span><text:span text:style-name="T25">la biochimie</text:span><text:span text:style-name="T24"><text:note text:id="ftn5" text:note-class="footnote"><text:note-citation>7</text:note-citation><text:note-body><text:p text:style-name="P14">BioPortal, portail consacré <text:span text:style-name="T29">aux ontologies appliquées à certains sous-domaine de la biologie. [Url : </text:span><text:a xlink:type="simple" xlink:href="https://bioportal.bioontology.org/ontologies/CHMO/?p=classes&amp;conceptid=root" text:style-name="Internet_20_link" text:visited-style-name="Visited_20_Internet_20_Link"><text:span text:style-name="T29">https://bioportal.bioontology.org/ontologies/CHMO/?p=classes&amp;conceptid=root</text:span></text:a><text:span text:style-name="T29">. Consulté le 20 avril 2021.]</text:span></text:p></text:note-body></text:note></text:span><text:span text:style-name="T24"> ; celle des objets numériques inhérents aux résultats de ces procédures</text:span><text:span text:style-name="T24"><text:note text:id="ftn6" text:note-class="footnote"><text:note-citation>8</text:note-citation><text:note-body><text:p text:style-name="P15">Voir Annexe « Modèle sémantique_Expérience AGLAE ».</text:p></text:note-body></text:note></text:span><text:span text:style-name="T24">. </text:span></text:p>
      <text:p text:style-name="P9"><text:span text:style-name="T11"><text:tab/>Entre l</text:span><text:span text:style-name="T12">a proposition du CIDOC-Crm Cr </text:span><text:span text:style-name="T19">de PARCOURS </text:span><text:span text:style-name="T12">et la piste hybride ouverte par la N</text:span><text:span text:style-name="T8">ational Gallery</text:span><text:span text:style-name="T12">, nous avons ainsi esquissé une troisième voie, adaptée à la singularité des données d’ AGLAE ainsi qu’aux usages actuels et futurs prévus pour elles. </text:span><text:span text:style-name="T13">Notre principal apport réside dans le niveau de granularité de l’expérience, décomposée jusqu’à atteindre son objet à l’échelle de l’infiniment petit : l’élément chimique. Nous nous sommes efforcés de représenter </text:span><text:span text:style-name="T14">ce processus dans le respect de sa double </text:span><text:span text:style-name="T15">dynamique</text:span><text:span text:style-name="T14">, à savoir le permanent et l’occurrent</text:span><text:span text:style-name="T14"><text:note text:id="ftn7" text:note-class="footnote"><text:note-citation>9</text:note-citation><text:note-body><text:p text:style-name="P13">Les catégories de processus et d’événement incarnent la dynamicité du monde en correspondant à des entités qui « occurrent » ou « surviennent ». Elles s’opposent aux objets et à la matière dont ceux-ci sont constitués, ces entités incarnant la stabilité du monde en « endurant » ou « continuant ». <text:span text:style-name="T28">[Gilles Kassel. Une alternative à la distinction ’continuant’ vs ’occurrent’. 29es Journées Francophones </text:span>d’Ingénierie des Connaissances, IC 2018, AFIA, Jul 2018, Nancy, France. pp.147-162. ffhal-01839618f<text:span text:style-name="T28">]</text:span></text:p></text:note-body></text:note></text:span><text:span text:style-name="T14">, en lui conférant la souplesse conceptuelle nécessaire pour s’adapter à l’imprévisibilité et à la discontinuité temporelle. </text:span><text:span text:style-name="T15">L’ontologie</text:span><text:span text:style-name="T13"> appliquée à la biochimie a </text:span><text:span text:style-name="T15">pour cela été particulièrement utile à notre réflexion, puisqu’elle est </text:span><text:soft-page-break/><text:span text:style-name="T15">organisée selon deux axes principaux : « continuant », qui regroupe l’entité matérielle analysée et ses dépendances ; et « process » qui comprend les événements liés à l’expérience tels que les accidents de laboratoire, la plannification du processus expérimental et ses éventuels réajustements. </text:span><text:span text:style-name="T16">Nous nous en sommes inspirés </text:span><text:span text:style-name="T17">pour la modélisation générique d’un contexte expérimental à AGLAE avec la création d’un triplet, directement <text:s/>relié par sa ressource à celui consacré à la définition de l’événement général </text:span><text:span text:style-name="T18">(crm : E5 Event/ is defined/ by BCO : experimental_planning_process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4T09:45:07.132440262</meta:creation-date>
    <dc:date>2021-08-22T17:56:14.794843889</dc:date>
    <meta:editing-duration>PT15H23M29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24" meta:word-count="894" meta:character-count="6173" meta:non-whitespace-character-count="5293"/>
  </office:meta>
</office:document-meta>
</file>